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t is an open-source testing framework for java programmers. The java programmer can create test cases and test his/her own code.It is one of the unit testing framework.</text:span></text:p>
      <text:p text:style-name="P1"><text:span text:style-name="T1">Test Case: A Unit Test Case is a part of code, which ensures that another part of code (method) works as expected. To achieve the desired results quickly, a test framework is required. </text:span></text:p>
      <text:p text:style-name="P1"><text:span text:style-name="T1">JUnit is a perfect unit test framework for Java programming language.</text:span></text:p>
      <text:p text:style-name="P1"><text:span text:style-name="T1">Test Suites: A test suite bundles a few unit test cases and runs them together. In JUnit, both @RunWith and @Suite annotation are used to run the suite test.</text:span></text:p>
      <text:p text:style-name="P1"><text:span text:style-name="T1">1.void addTest(Test test): Adds a test to the suite.</text:span></text:p>
      <text:p text:style-name="P1"><text:span text:style-name="T1">2.void addTestSuite(Class&lt;? extends TestCase&gt; testClass): Adds the tests from the given class to the suite.</text:span></text:p>
      <text:p text:style-name="P1"><text:span text:style-name="T1">3.int countTestCases(): Counts the number of test cases that will be run by this test.</text:span></text:p>
      <text:p text:style-name="P1"><text:span text:style-name="T1">4.String getName(): Returns the name of the suite.</text:span></text:p>
      <text:p text:style-name="P1"><text:span text:style-name="T1">5.void run(TestResult result): Runs the tests and collects their result in a TestResult.</text:span></text:p>
      <text:p text:style-name="P1"><text:span text:style-name="T1">6.void setName(String name): Sets the name of the suite.</text:span></text:p>
      <text:p text:style-name="P1"><text:span text:style-name="T1">7.Test testAt(int index): Returns the test at the given index.</text:span></text:p>
      <text:p text:style-name="P1"><text:span text:style-name="T1">8.int testCount(): Returns the number of tests in this suite.</text:span></text:p>
      <text:p text:style-name="P1"><text:span text:style-name="T1">9.static Test warning(String message): Returns a test which will fail and log a warning message.</text:span></text:p>
      <text:p text:style-name="P1"><text:span text:style-name="T1">Test Runners: Test runner is used for executing the test cases. </text:span></text:p>
      <text:p text:style-name="P1"><text:span text:style-name="T1"/></text:p>
      <text:p text:style-name="P1"><text:span text:style-name="T1">Current version is junit 4. To perform unit testing, we need to create test cases. The unit test case is a code which ensures that the program logic works as expected.</text:span></text:p>
      <text:p text:style-name="P1"><text:span text:style-name="T1">The org.junit package contains many interfaces and classes for junit testing such as Assert, Test, Before, After etc.</text:span></text:p>
      <text:p text:style-name="P1"><text:span text:style-name="T1"/></text:p>
      <text:p text:style-name="P1"><text:span text:style-name="T1">Features of JUnit:</text:span></text:p>
      <text:p text:style-name="P1"><text:span text:style-name="T1">JUnit is an open source framework, which is used for writing and running tests.</text:span></text:p>
      <text:p text:style-name="P1"><text:span text:style-name="T1">Provides annotations to identify test methods.</text:span></text:p>
      <text:p text:style-name="P1"><text:span text:style-name="T1">Provides assertions for testing expected results.</text:span></text:p>
      <text:p text:style-name="P1"><text:span text:style-name="T1">Provides test runners for running tests.</text:span></text:p>
      <text:p text:style-name="P1"><text:span text:style-name="T1">JUnit tests allow you to write codes faster, which increases quality.</text:span></text:p>
      <text:p text:style-name="P1"><text:span text:style-name="T1">JUnit is elegantly simple. It is less complex and takes less time.</text:span></text:p>
      <text:p text:style-name="P1"><text:span text:style-name="T1">JUnit tests can be run automatically and they check their own results and provide immediate feedback. There's no need to manually comb through a report of test results.</text:span></text:p>
      <text:p text:style-name="P1"><text:span text:style-name="T1">JUnit tests can be organized into test suites containing test cases and even other test suites.</text:span></text:p>
      <text:p text:style-name="P1"><text:span text:style-name="T1">JUnit shows test progress in a bar that is green if the test is running smoothly, and it turns red when a test fails.</text:span></text:p>
      <text:p text:style-name="P1"><text:span text:style-name="T1"/></text:p>
      <text:p text:style-name="P1"><text:span text:style-name="T1">Types of unit testing:</text:span></text:p>
      <text:p text:style-name="P1"><text:span text:style-name="T1">There are two ways to perform unit testing: </text:span></text:p>
      <text:p text:style-name="P1"><text:span text:style-name="T1">1) manual testing : If you execute the test cases manually without any tool support, it is known as manual testing. It is time consuming and less reliable.</text:span></text:p>
      <text:p text:style-name="P1"><text:span text:style-name="T1">2) Automated Testing: If you execute the test cases by tool support, it is known as automated testing. It is fast and more reliable.</text:span></text:p>
      <text:p text:style-name="P1"><text:span text:style-name="T1"/></text:p>
      <text:p text:style-name="P1"><text:span text:style-name="T1">Annotations for Junit testing:</text:span></text:p>
      <text:p text:style-name="P1"><text:span text:style-name="T1">The Junit 4.x framework is annotation based, so let's see the annotations that can be used while writing the test cases.</text:span></text:p>
      <text:p text:style-name="P1"><text:span text:style-name="T1">@Test annotation specifies that method is the test method.</text:span></text:p>
      <text:p text:style-name="P1"><text:span text:style-name="T1">@Test(timeout=1000) annotation specifies that method will be failed if it takes longer than 1000 milliseconds (1 second).</text:span></text:p>
      <text:p text:style-name="P1"><text:span text:style-name="T1">@BeforeClass annotation specifies that method will be invoked only once, before starting all the tests.</text:span></text:p>
      <text:p text:style-name="P1"><text:span text:style-name="T1">@Before annotation specifies that method will be invoked before each test.</text:span></text:p>
      <text:p text:style-name="P1"><text:span text:style-name="T1">@After annotation specifies that method will be invoked after each test.</text:span></text:p>
      <text:p text:style-name="P1"><text:span text:style-name="T1">@AfterClass annotation specifies that method will be invoked only once, after finishing all the tests.</text:span></text:p>
      <text:p text:style-name="P1"><text:span text:style-name="T1"/></text:p>
      <text:p text:style-name="P1"><text:span text:style-name="T1">JUnit Classes: JUnit classes are important classes, used in writing and testing JUnits. Some of the important classes are<text:s/></text:span><text:span text:style-name="T2">−</text:span><text:span text:style-name="T3"/></text:p>
      <text:p text:style-name="P1"><text:span text:style-name="T3">TestCase<text:s/></text:span><text:span text:style-name="T4">−</text:span><text:span text:style-name="T5"><text:s/>Contains a test case that defines the fixture to run multiple tests.</text:span></text:p>
      <text:p text:style-name="P1"><text:span text:style-name="T5">1.int</text:span><text:span text:style-name="T6"><text:s/></text:span><text:span text:style-name="T7">countTestCases</text:span><text:span text:style-name="T8">():<text:s/></text:span><text:span text:style-name="T9">Counts</text:span><text:span text:style-name="T10"><text:s/></text:span><text:span text:style-name="T11">the</text:span><text:span text:style-name="T12"><text:s/></text:span><text:span text:style-name="T13">number</text:span><text:span text:style-name="T14"><text:s/></text:span><text:span text:style-name="T15">of</text:span><text:span text:style-name="T16"><text:s/></text:span><text:span text:style-name="T17">test</text:span><text:span text:style-name="T18"><text:s/></text:span><text:span text:style-name="T19">cases</text:span><text:span text:style-name="T20"><text:s/></text:span><text:span text:style-name="T21">executed</text:span><text:span text:style-name="T22"><text:s/></text:span><text:span text:style-name="T23">by</text:span><text:span text:style-name="T24"><text:s/></text:span><text:span text:style-name="T25">run</text:span><text:span text:style-name="T26">(</text:span><text:span text:style-name="T27">TestResult</text:span><text:span text:style-name="T28"><text:s/></text:span><text:span text:style-name="T29">result</text:span><text:span text:style-name="T30">).</text:span><text:span text:style-name="T31"/></text:p>
      <text:p text:style-name="P1"><text:span text:style-name="T31">2.TestResult</text:span><text:span text:style-name="T32"><text:s/></text:span><text:span text:style-name="T33">createResult</text:span><text:span text:style-name="T34">()</text:span><text:span text:style-name="T35">: Creates</text:span><text:span text:style-name="T36"><text:s/></text:span><text:span text:style-name="T37">a</text:span><text:span text:style-name="T38"><text:s/></text:span><text:span text:style-name="T39">default</text:span><text:span text:style-name="T40"><text:s/></text:span><text:span text:style-name="T41">TestResult</text:span><text:span text:style-name="T42"><text:s/></text:span><text:span text:style-name="T43">object</text:span><text:span text:style-name="T44">.</text:span><text:span text:style-name="T45"/></text:p>
      <text:p text:style-name="P1"><text:span text:style-name="T45">3.String</text:span><text:span text:style-name="T46"><text:s/></text:span><text:span text:style-name="T47">getName</text:span><text:span text:style-name="T48">():<text:s/></text:span><text:span text:style-name="T49">Gets</text:span><text:span text:style-name="T50"><text:s/></text:span><text:span text:style-name="T51">the</text:span><text:span text:style-name="T52"><text:s/></text:span><text:span text:style-name="T53">name</text:span><text:span text:style-name="T54"><text:s/></text:span><text:span text:style-name="T55">of</text:span><text:span text:style-name="T56"><text:s/></text:span><text:span text:style-name="T57">a</text:span><text:span text:style-name="T58"><text:s/></text:span><text:span text:style-name="T59">TestCase</text:span><text:span text:style-name="T60">.</text:span><text:span text:style-name="T61"/></text:p>
      <text:p text:style-name="P1"><text:span text:style-name="T61">4.TestResult</text:span><text:span text:style-name="T62"><text:s/></text:span><text:span text:style-name="T63">run</text:span><text:span text:style-name="T64">():<text:s/></text:span><text:span text:style-name="T65">A</text:span><text:span text:style-name="T66"><text:s/></text:span><text:span text:style-name="T67">convenience</text:span><text:span text:style-name="T68"><text:s/></text:span><text:span text:style-name="T69">method</text:span><text:span text:style-name="T70"><text:s/></text:span><text:span text:style-name="T71">to</text:span><text:span text:style-name="T72"><text:s/></text:span><text:span text:style-name="T73">run</text:span><text:span text:style-name="T74"><text:s/></text:span><text:span text:style-name="T75">this</text:span><text:span text:style-name="T76"><text:s/></text:span><text:span text:style-name="T77">test</text:span><text:span text:style-name="T78">,<text:s/></text:span><text:span text:style-name="T79">collecting</text:span><text:span text:style-name="T80"><text:s/></text:span><text:span text:style-name="T81">the</text:span><text:span text:style-name="T82"><text:s/></text:span><text:span text:style-name="T83">results</text:span><text:span text:style-name="T84"><text:s/></text:span><text:span text:style-name="T85">with</text:span><text:span text:style-name="T86"><text:s/></text:span><text:span text:style-name="T87">a</text:span><text:span text:style-name="T88"><text:s/></text:span><text:span text:style-name="T89">default</text:span><text:span text:style-name="T90"><text:s/></text:span><text:span text:style-name="T91">TestResult</text:span><text:span text:style-name="T92"><text:s/></text:span><text:span text:style-name="T93">object</text:span><text:span text:style-name="T94">.</text:span><text:span text:style-name="T95"/></text:p>
      <text:p text:style-name="P1"><text:span text:style-name="T95">5.void</text:span><text:span text:style-name="T96"><text:s/></text:span><text:span text:style-name="T97">run</text:span><text:span text:style-name="T98">(</text:span><text:span text:style-name="T99">TestResult</text:span><text:span text:style-name="T100"><text:s/></text:span><text:span text:style-name="T101">result</text:span><text:span text:style-name="T102">):<text:s/></text:span><text:span text:style-name="T103">Runs</text:span><text:span text:style-name="T104"><text:s/></text:span><text:span text:style-name="T105">the</text:span><text:span text:style-name="T106"><text:s/></text:span><text:span text:style-name="T107">test</text:span><text:span text:style-name="T108"><text:s/></text:span><text:span text:style-name="T109">case</text:span><text:span text:style-name="T110"><text:s/></text:span><text:span text:style-name="T111">and</text:span><text:span text:style-name="T112"><text:s/></text:span><text:span text:style-name="T113">collects</text:span><text:span text:style-name="T114"><text:s/></text:span><text:span text:style-name="T115">the</text:span><text:span text:style-name="T116"><text:s/></text:span><text:span text:style-name="T117">results</text:span><text:span text:style-name="T118"><text:s/></text:span><text:span text:style-name="T119">in</text:span><text:span text:style-name="T120"><text:s/></text:span><text:span text:style-name="T121">TestResult</text:span><text:span text:style-name="T122">.</text:span><text:span text:style-name="T123"/></text:p>
      <text:p text:style-name="P1"><text:span text:style-name="T123">6.void</text:span><text:span text:style-name="T124"><text:s/></text:span><text:span text:style-name="T125">setName</text:span><text:span text:style-name="T126">(</text:span><text:span text:style-name="T127">String</text:span><text:span text:style-name="T128"><text:s/></text:span><text:span text:style-name="T129">name</text:span><text:span text:style-name="T130">):<text:s/></text:span><text:span text:style-name="T131">Sets</text:span><text:span text:style-name="T132"><text:s/></text:span><text:span text:style-name="T133">the</text:span><text:span text:style-name="T134"><text:s/></text:span><text:span text:style-name="T135">name</text:span><text:span text:style-name="T136"><text:s/></text:span><text:span text:style-name="T137">of</text:span><text:span text:style-name="T138"><text:s/></text:span><text:span text:style-name="T139">a</text:span><text:span text:style-name="T140"><text:s/></text:span><text:span text:style-name="T141">TestCase</text:span><text:span text:style-name="T142">.</text:span><text:span text:style-name="T143"/></text:p>
      <text:p text:style-name="P1"><text:span text:style-name="T143">7.void</text:span><text:span text:style-name="T144"><text:s/></text:span><text:span text:style-name="T145">setUp</text:span><text:span text:style-name="T146">():<text:s/></text:span><text:span text:style-name="T147">Sets</text:span><text:span text:style-name="T148"><text:s/></text:span><text:span text:style-name="T149">up</text:span><text:span text:style-name="T150"><text:s/></text:span><text:span text:style-name="T151">the</text:span><text:span text:style-name="T152"><text:s/></text:span><text:span text:style-name="T153">fixture</text:span><text:span text:style-name="T154">,<text:s/></text:span><text:span text:style-name="T155">for</text:span><text:span text:style-name="T156"><text:s/></text:span><text:span text:style-name="T157">example</text:span><text:span text:style-name="T158">,<text:s/></text:span><text:span text:style-name="T159">open</text:span><text:span text:style-name="T160"><text:s/></text:span><text:span text:style-name="T161">a</text:span><text:span text:style-name="T162"><text:s/></text:span><text:span text:style-name="T163">network</text:span><text:span text:style-name="T164"><text:s/></text:span><text:span text:style-name="T165">connection</text:span><text:span text:style-name="T166">.</text:span><text:span text:style-name="T167"/></text:p>
      <text:p text:style-name="P1"><text:span text:style-name="T167">8.void</text:span><text:span text:style-name="T168"><text:s/></text:span><text:span text:style-name="T169">tearDown</text:span><text:span text:style-name="T170">():<text:s/></text:span><text:span text:style-name="T171">Tears</text:span><text:span text:style-name="T172"><text:s/></text:span><text:span text:style-name="T173">down</text:span><text:span text:style-name="T174"><text:s/></text:span><text:span text:style-name="T175">the</text:span><text:span text:style-name="T176"><text:s/></text:span><text:span text:style-name="T177">fixture</text:span><text:span text:style-name="T178">,<text:s/></text:span><text:span text:style-name="T179">for</text:span><text:span text:style-name="T180"><text:s/></text:span><text:span text:style-name="T181">example</text:span><text:span text:style-name="T182">,<text:s/></text:span><text:span text:style-name="T183">close</text:span><text:span text:style-name="T184"><text:s/></text:span><text:span text:style-name="T185">a</text:span><text:span text:style-name="T186"><text:s/></text:span><text:span text:style-name="T187">network</text:span><text:span text:style-name="T188"><text:s/></text:span><text:span text:style-name="T189">connection</text:span><text:span text:style-name="T190">.</text:span><text:span text:style-name="T191"/></text:p>
      <text:p text:style-name="P1"><text:span text:style-name="T191">9.String</text:span><text:span text:style-name="T192"><text:s/></text:span><text:span text:style-name="T193">toString</text:span><text:span text:style-name="T194">():<text:s/></text:span><text:span text:style-name="T195">Returns</text:span><text:span text:style-name="T196"><text:s/></text:span><text:span text:style-name="T197">a</text:span><text:span text:style-name="T198"><text:s/></text:span><text:span text:style-name="T199">string</text:span><text:span text:style-name="T200"><text:s/></text:span><text:span text:style-name="T201">representation</text:span><text:span text:style-name="T202"><text:s/></text:span><text:span text:style-name="T203">of</text:span><text:span text:style-name="T204"><text:s/></text:span><text:span text:style-name="T205">the</text:span><text:span text:style-name="T206"><text:s/></text:span><text:span text:style-name="T207">test</text:span><text:span text:style-name="T208"><text:s/></text:span><text:span text:style-name="T209">case</text:span><text:span text:style-name="T210">.</text:span></text:p>
      <text:p text:style-name="P1"><text:span text:style-name="T211"/></text:p>
      <text:p text:style-name="P1"><text:span text:style-name="T211">TestResult<text:s/></text:span><text:span text:style-name="T212">−</text:span><text:span text:style-name="T213"><text:s/>Contains methods to collect the results of executing a test case.</text:span></text:p>
      <text:p text:style-name="P1"><text:span text:style-name="T213">1.void</text:span><text:span text:style-name="T214"><text:s/></text:span><text:span text:style-name="T215">addError</text:span><text:span text:style-name="T216">(</text:span><text:span text:style-name="T217">Test</text:span><text:span text:style-name="T218"><text:s/></text:span><text:span text:style-name="T219">test</text:span><text:span text:style-name="T220">,<text:s/></text:span><text:span text:style-name="T221">Throwable</text:span><text:span text:style-name="T222"><text:s/></text:span><text:span text:style-name="T223">t</text:span><text:span text:style-name="T224">):<text:s/></text:span><text:span text:style-name="T225">Adds</text:span><text:span text:style-name="T226"><text:s/></text:span><text:span text:style-name="T227">an</text:span><text:span text:style-name="T228"><text:s/></text:span><text:span text:style-name="T229">error</text:span><text:span text:style-name="T230"><text:s/></text:span><text:span text:style-name="T231">to</text:span><text:span text:style-name="T232"><text:s/></text:span><text:span text:style-name="T233">the</text:span><text:span text:style-name="T234"><text:s/></text:span><text:span text:style-name="T235">list</text:span><text:span text:style-name="T236"><text:s/></text:span><text:span text:style-name="T237">of</text:span><text:span text:style-name="T238"><text:s/></text:span><text:span text:style-name="T239">errors</text:span><text:span text:style-name="T240">.</text:span><text:span text:style-name="T241"/></text:p>
      <text:p text:style-name="P1"><text:span text:style-name="T241">2.void</text:span><text:span text:style-name="T242"><text:s/></text:span><text:span text:style-name="T243">addFailure</text:span><text:span text:style-name="T244">(</text:span><text:span text:style-name="T245">Test</text:span><text:span text:style-name="T246"><text:s/></text:span><text:span text:style-name="T247">test</text:span><text:span text:style-name="T248">,<text:s/></text:span><text:span text:style-name="T249">AssertionFailedError</text:span><text:span text:style-name="T250"><text:s/></text:span><text:span text:style-name="T251">t</text:span><text:span text:style-name="T252">):<text:s/></text:span><text:span text:style-name="T253">Adds</text:span><text:span text:style-name="T254"><text:s/></text:span><text:span text:style-name="T255">a</text:span><text:span text:style-name="T256"><text:s/></text:span><text:span text:style-name="T257">failure</text:span><text:span text:style-name="T258"><text:s/></text:span><text:span text:style-name="T259">to</text:span><text:span text:style-name="T260"><text:s/></text:span><text:span text:style-name="T261">the</text:span><text:span text:style-name="T262"><text:s/></text:span><text:span text:style-name="T263">list</text:span><text:span text:style-name="T264"><text:s/></text:span><text:span text:style-name="T265">of</text:span><text:span text:style-name="T266"><text:s/></text:span><text:span text:style-name="T267">failures</text:span><text:span text:style-name="T268">.</text:span><text:span text:style-name="T269"/></text:p>
      <text:p text:style-name="P1"><text:span text:style-name="T269">3.void</text:span><text:span text:style-name="T270"><text:s/></text:span><text:span text:style-name="T271">endTest</text:span><text:span text:style-name="T272">(</text:span><text:span text:style-name="T273">Test</text:span><text:span text:style-name="T274"><text:s/></text:span><text:span text:style-name="T275">test</text:span><text:span text:style-name="T276">):<text:s/></text:span><text:span text:style-name="T277">Informs</text:span><text:span text:style-name="T278"><text:s/></text:span><text:span text:style-name="T279">the</text:span><text:span text:style-name="T280"><text:s/></text:span><text:span text:style-name="T281">result</text:span><text:span text:style-name="T282"><text:s/></text:span><text:span text:style-name="T283">that</text:span><text:span text:style-name="T284"><text:s/></text:span><text:span text:style-name="T285">a</text:span><text:span text:style-name="T286"><text:s/></text:span><text:span text:style-name="T287">test</text:span><text:span text:style-name="T288"><text:s/></text:span><text:span text:style-name="T289">was</text:span><text:span text:style-name="T290"><text:s/></text:span><text:span text:style-name="T291">completed</text:span><text:span text:style-name="T292">.</text:span><text:span text:style-name="T293"/></text:p>
      <text:p text:style-name="P1"><text:span text:style-name="T293">4.int</text:span><text:span text:style-name="T294"><text:s/></text:span><text:span text:style-name="T295">errorCount</text:span><text:span text:style-name="T296">():<text:s/></text:span><text:span text:style-name="T297">Gets</text:span><text:span text:style-name="T298"><text:s/></text:span><text:span text:style-name="T299">the</text:span><text:span text:style-name="T300"><text:s/></text:span><text:span text:style-name="T301">number</text:span><text:span text:style-name="T302"><text:s/></text:span><text:span text:style-name="T303">of</text:span><text:span text:style-name="T304"><text:s/></text:span><text:span text:style-name="T305">detected</text:span><text:span text:style-name="T306"><text:s/></text:span><text:span text:style-name="T307">errors</text:span><text:span text:style-name="T308">.</text:span><text:span text:style-name="T309"/></text:p>
      <text:p text:style-name="P1"><text:span text:style-name="T309">5.Enumeration</text:span><text:span text:style-name="T310">&lt;</text:span><text:span text:style-name="T311">TestFailure</text:span><text:span text:style-name="T312">&gt;<text:s/></text:span><text:span text:style-name="T313">errors</text:span><text:span text:style-name="T314">():<text:s/></text:span><text:span text:style-name="T315">Returns</text:span><text:span text:style-name="T316"><text:s/></text:span><text:span text:style-name="T317">an</text:span><text:span text:style-name="T318"><text:s/></text:span><text:span text:style-name="T319">Enumeration</text:span><text:span text:style-name="T320"><text:s/></text:span><text:span text:style-name="T321">for</text:span><text:span text:style-name="T322"><text:s/></text:span><text:span text:style-name="T323">the</text:span><text:span text:style-name="T324"><text:s/></text:span><text:span text:style-name="T325">errors</text:span><text:span text:style-name="T326">.</text:span><text:span text:style-name="T327"/></text:p>
      <text:p text:style-name="P1"><text:span text:style-name="T327">6.int</text:span><text:span text:style-name="T328"><text:s/></text:span><text:span text:style-name="T329">failureCount</text:span><text:span text:style-name="T330">():<text:s/></text:span><text:span text:style-name="T331">Gets</text:span><text:span text:style-name="T332"><text:s/></text:span><text:span text:style-name="T333">the</text:span><text:span text:style-name="T334"><text:s/></text:span><text:span text:style-name="T335">number</text:span><text:span text:style-name="T336"><text:s/></text:span><text:span text:style-name="T337">of</text:span><text:span text:style-name="T338"><text:s/></text:span><text:span text:style-name="T339">detected</text:span><text:span text:style-name="T340"><text:s/></text:span><text:span text:style-name="T341">failures</text:span><text:span text:style-name="T342">.</text:span><text:span text:style-name="T343"/></text:p>
      <text:p text:style-name="P1"><text:span text:style-name="T343">7.void</text:span><text:span text:style-name="T344"><text:s/></text:span><text:span text:style-name="T345">run</text:span><text:span text:style-name="T346">(</text:span><text:span text:style-name="T347">TestCase</text:span><text:span text:style-name="T348"><text:s/></text:span><text:span text:style-name="T349">test</text:span><text:span text:style-name="T350">):<text:s/></text:span><text:span text:style-name="T351">Runs</text:span><text:span text:style-name="T352"><text:s/></text:span><text:span text:style-name="T353">a</text:span><text:span text:style-name="T354"><text:s/></text:span><text:span text:style-name="T355">TestCase</text:span><text:span text:style-name="T356">.</text:span><text:span text:style-name="T357"/></text:p>
      <text:p text:style-name="P1"><text:span text:style-name="T357">8.int</text:span><text:span text:style-name="T358"><text:s/></text:span><text:span text:style-name="T359">runCount</text:span><text:span text:style-name="T360">():<text:s/></text:span><text:span text:style-name="T361">Gets</text:span><text:span text:style-name="T362"><text:s/></text:span><text:span text:style-name="T363">the</text:span><text:span text:style-name="T364"><text:s/></text:span><text:span text:style-name="T365">number</text:span><text:span text:style-name="T366"><text:s/></text:span><text:span text:style-name="T367">of</text:span><text:span text:style-name="T368"><text:s/></text:span><text:span text:style-name="T369">run</text:span><text:span text:style-name="T370"><text:s/></text:span><text:span text:style-name="T371">tests</text:span><text:span text:style-name="T372">.</text:span><text:span text:style-name="T373"/></text:p>
      <text:p text:style-name="P1"><text:span text:style-name="T373">9.void</text:span><text:span text:style-name="T374"><text:s/></text:span><text:span text:style-name="T375">startTest</text:span><text:span text:style-name="T376">(</text:span><text:span text:style-name="T377">Test</text:span><text:span text:style-name="T378"><text:s/></text:span><text:span text:style-name="T379">test</text:span><text:span text:style-name="T380">):<text:s/></text:span><text:span text:style-name="T381">Informs</text:span><text:span text:style-name="T382"><text:s/></text:span><text:span text:style-name="T383">the</text:span><text:span text:style-name="T384"><text:s/></text:span><text:span text:style-name="T385">result</text:span><text:span text:style-name="T386"><text:s/></text:span><text:span text:style-name="T387">that</text:span><text:span text:style-name="T388"><text:s/></text:span><text:span text:style-name="T389">a</text:span><text:span text:style-name="T390"><text:s/></text:span><text:span text:style-name="T391">test</text:span><text:span text:style-name="T392"><text:s/></text:span><text:span text:style-name="T393">will</text:span><text:span text:style-name="T394"><text:s/></text:span><text:span text:style-name="T395">be</text:span><text:span text:style-name="T396"><text:s/></text:span><text:span text:style-name="T397">started</text:span><text:span text:style-name="T398">.</text:span><text:span text:style-name="T399"/></text:p>
      <text:p text:style-name="P1"><text:span text:style-name="T399">10.void</text:span><text:span text:style-name="T400"><text:s/></text:span><text:span text:style-name="T401">stop</text:span><text:span text:style-name="T402">():<text:s/></text:span><text:span text:style-name="T403">Marks</text:span><text:span text:style-name="T404"><text:s/></text:span><text:span text:style-name="T405">that</text:span><text:span text:style-name="T406"><text:s/></text:span><text:span text:style-name="T407">the</text:span><text:span text:style-name="T408"><text:s/></text:span><text:span text:style-name="T409">test</text:span><text:span text:style-name="T410"><text:s/></text:span><text:span text:style-name="T411">run</text:span><text:span text:style-name="T412"><text:s/></text:span><text:span text:style-name="T413">should</text:span><text:span text:style-name="T414"><text:s/></text:span><text:span text:style-name="T415">stop</text:span><text:span text:style-name="T416">.</text:span><text:span text:style-name="T417"/></text:p>
      <text:p text:style-name="P1"><text:span text:style-name="T417"/></text:p>
      <text:p text:style-name="P1"><text:span text:style-name="T417">Assert class: The org.junit.Assert class provides methods to assert the program logic.</text:span></text:p>
      <text:p text:style-name="P1"><text:span text:style-name="T417">Methods of Assert class:</text:span></text:p>
      <text:p text:style-name="P1"><text:span text:style-name="T417">void assertEquals(boolean expected,boolean actual): checks that two primitives/objects are equal. It is overloaded.</text:span></text:p>
      <text:p text:style-name="P1"><text:span text:style-name="T417">void assertTrue(boolean condition): checks that a condition is true.</text:span></text:p>
      <text:p text:style-name="P1"><text:span text:style-name="T417">void assertFalse(boolean condition): checks that a condition is false.</text:span></text:p>
      <text:p text:style-name="P1"><text:span text:style-name="T417">void assertNull(Object obj): checks that object is null.</text:span></text:p>
      <text:p text:style-name="P1"><text:span text:style-name="T417">void assertNotNull(Object obj): checks that object is not null.</text:span></text:p>
      <text:p text:style-name="P1"><text:span text:style-name="T417"/></text:p>
      <text:p text:style-name="P1"><text:span text:style-name="T417">Mockito is a mocking framework, JAVA-based library that is used for effective unit testing of JAVA applications. Mockito is used to mock interfaces so that a dummy functionality can be added to a mock interface that can be used in unit testing. Mockito facilitates creating mock objects seamlessly. It uses Java Reflection in order to create mock objects for a given interface. Mock objects are nothing but proxy for actual implementations.</text:span></text:p>
      <text:p text:style-name="P1"><text:span text:style-name="T417">Mockito adds a functionality to a mock object using the methods when().</text:span></text:p>
      <text:p text:style-name="P1"><text:span text:style-name="T417">Mockito can ensure whether a mock method is being called with reequired arguments or not. It is done using the verify() method. </text:span></text:p>
      <text:p text:style-name="P1"><text:span text:style-name="T417">Mockito provides Inorder class which takes care of the order of method calls that the mock is going to make in due course of its action.</text:span></text:p>
      <text:p text:style-name="P1"><text:span text:style-name="T417">Mockito provides the capability to a reset a mock so that it can be reused later.eg.//reset mock -&gt; reset(calcService);</text:span></text:p>
      <text:p text:style-name="P1"><text:span text:style-name="T417">Behavior Driven Development is a style of writing tests uses given, when and then format as test methods. Mockito provides special methods to do so.</text:span></text:p>
      <text:p text:style-name="P1"><text:span text:style-name="T417">//Given</text:span></text:p>
      <text:p text:style-name="P1"><text:span text:style-name="T417">given(calcService.add(20.0,10.0)).willReturn(30.0);</text:span></text:p>
      <text:p text:style-name="P1"><text:span text:style-name="T417">//when</text:span></text:p>
      <text:p text:style-name="P1"><text:span text:style-name="T417">double result = calcService.add(20.0,10.0);</text:span></text:p>
      <text:p text:style-name="P1"><text:span text:style-name="T417">//then</text:span></text:p>
      <text:p text:style-name="P1"><text:span text:style-name="T417">Assert.assertEquals(result,30.0,0);<text:tab/><text:s text:c="2"/></text:span></text:p>
      <text:p text:style-name="P1"><text:span text:style-name="T417">Mockito provides a special Timeout option to test if a method is called within stipulated time frame.//passes when add() is called within 100 ms.</text:span></text:p>
      <text:p text:style-name="P1"><text:span text:style-name="T417">verify(calcService,timeout(100)).add(20.0,10.0);</text:span></text:p>
      <text:p text:style-name="P1"><text:span text:style-name="T417"/></text:p>
      <text:p text:style-name="P1"><text:span text:style-name="T417">Mockito provides the following additional methods to vary the expected call counts.</text:span></text:p>
      <text:p text:style-name="P1"><text:span text:style-name="T417">atLeast (int min)<text:s/></text:span><text:span text:style-name="T418">− expects min calls.</text:span></text:p>
      <text:p text:style-name="P1"><text:span text:style-name="T418">atLeastOnce () − expects at least one call.</text:span></text:p>
      <text:p text:style-name="P1"><text:span text:style-name="T418">atMost (int max) − expects max calls.</text:span></text:p>
      <text:p text:style-name="P1"><text:span text:style-name="T418">Mockito provides the capability to a mock to throw exceptions, so exception handling can be tested.</text:span></text:p>
      <text:p text:style-name="P1"><text:span text:style-name="T418">Mockito provides a Answer interface which allows stubbing with generic interface.</text:span></text:p>
      <text:p text:style-name="P1"><text:span text:style-name="T418">Mockito provides option to create spy on real objects. When spy is called, then actual method of real object is called. eg.//create a spy on actual object - &gt;calcService = spy(calculator);</text:span><text:span text:style-name="T419"/></text:p>
      <text:p text:style-name="P1"><text:span text:style-name="T419"/></text:p>
      <text:p text:style-name="P1"><text:span text:style-name="T419">Benefits of Mockito:</text:span></text:p>
      <text:p text:style-name="P1"><text:span text:style-name="T419">No Handwriting<text:s/></text:span><text:span text:style-name="T420">− No need to write mock objects on your own.</text:span></text:p>
      <text:p text:style-name="P1"><text:span text:style-name="T420">Refactoring Safe − Renaming interface method names or reordering parameters will not break the test code as Mocks are created at runtime.</text:span></text:p>
      <text:p text:style-name="P1"><text:span text:style-name="T420">Return value support − Supports return values.</text:span></text:p>
      <text:p text:style-name="P1"><text:span text:style-name="T420">Exception support − Supports exceptions.</text:span></text:p>
      <text:p text:style-name="P1"><text:span text:style-name="T420">Order check support − Supports check on order of method calls.</text:span></text:p>
      <text:p text:style-name="P1"><text:span text:style-name="T420">Annotation support − Supports creating mocks using annotation.</text:span></text:p>
      <text:p text:style-name="P1"><text:span text:style-name="T4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